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rsid="001de592" officeooo:paragraph-rsid="001de592" style:font-weight-asian="bold" style:font-weight-complex="bold"/>
    </style:style>
    <style:style style:name="P8" style:family="paragraph" style:parent-style-name="Standard">
      <style:text-properties officeooo:rsid="001de592" officeooo:paragraph-rsid="001de592"/>
    </style:style>
    <style:style style:name="P9" style:family="paragraph" style:parent-style-name="Standard">
      <style:text-properties officeooo:paragraph-rsid="001de592"/>
    </style:style>
    <style:style style:name="P10" style:family="paragraph" style:parent-style-name="Standard" style:list-style-name="L4">
      <style:text-properties officeooo:paragraph-rsid="001de592"/>
    </style:style>
    <style:style style:name="T1" style:family="text">
      <style:text-properties officeooo:rsid="001b76a2"/>
    </style:style>
    <style:style style:name="T2" style:family="text">
      <style:text-properties officeooo:rsid="001d2c68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officeooo:rsid="001d2c68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officeooo:rsid="001d2c68" style:font-style-asian="normal" style:font-weight-asian="normal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e469a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1">Terceira</text:span> Lista de Exercícios </text:p>
      <text:p text:style-name="P2">Herança, Polimorfismo, <text:span text:style-name="T7">Classes Abstratas e Interfaces</text:span></text:p>
      <text:p text:style-name="Standard"/>
      <text:p text:style-name="P1">Questão 1</text:p>
      <text:p text:style-name="P1"/>
      <text:p text:style-name="Standard">Considere a seguinte situação de uma empresa: </text:p>
      <text:p text:style-name="Standard"/>
      <text:list xml:id="list1323796529613281551" text:style-name="L3">
        <text:list-item>
          <text:p text:style-name="P5">Todos os Funcionários tem como atributos : nome e sobrenome;</text:p>
        </text:list-item>
        <text:list-item>
          <text:p text:style-name="P5">Funcionários podem ser <text:s/>gerentes, administradores, comissionados e horistas;</text:p>
        </text:list-item>
        <text:list-item>
          <text:p text:style-name="P5">Um administrador ganha um salário mensal, sendo um atributo complementar da classe Administrador;</text:p>
        </text:list-item>
        <text:list-item>
          <text:p text:style-name="P5">Um Gerente ganha um salário mensal mais uma bonificação, sendo dois atributo a mais da classe Gerente;</text:p>
        </text:list-item>
        <text:list-item>
          <text:p text:style-name="P5">Comissionados ganham um salário mensal mais uma comissão em cima do total de vendas, tendo como atributos complementares : salario mensal, total de vendas e percentual de comissão;</text:p>
        </text:list-item>
        <text:list-item>
          <text:p text:style-name="P5">Horistas ganham em cima da quantidade de horas trabalhadas tendo como atributos próprios: quantidade de horas trabalhadas e valor da hora</text:p>
        </text:list-item>
      </text:list>
      <text:p text:style-name="Standard"/>
      <text:list xml:id="list871836879614846350" text:style-name="L4">
        <text:list-item>
          <text:p text:style-name="P10">Criar as classes necessárias para implementar a situação acima, usando Herança e polimorfismo;</text:p>
        </text:list-item>
        <text:list-item>
          <text:p text:style-name="P10">Criar os métodos gets e sets para os atributos;</text:p>
        </text:list-item>
        <text:list-item>
          <text:p text:style-name="P10">Criar métodos para mostrar os dados dos funcionários;</text:p>
        </text:list-item>
        <text:list-item>
          <text:p text:style-name="P10">Criar métodos em cada classe para mostrar os ganhos mensais de acordo com a forma de pagamento de cada funcionário;</text:p>
          <text:p text:style-name="P10"/>
        </text:list-item>
        <text:list-item>
          <text:p text:style-name="P10">Na classe principal: </text:p>
        </text:list-item>
      </text:list>
      <text:list xml:id="list182152194651205" text:continue-list="list1323796529613281551" text:style-name="L3">
        <text:list-header>
          <text:p text:style-name="P5"/>
          <text:list>
            <text:list-item>
              <text:p text:style-name="P5">instanciar 10 funcionários sendo 2 horistas, 4 administradores, 3 comissionados e 1 gerente; </text:p>
            </text:list-item>
            <text:list-item>
              <text:p text:style-name="P5">Armazenar os funcionários em um vetor;</text:p>
            </text:list-item>
            <text:list-item>
              <text:p text:style-name="P5">Percorrer o vetor mostrando os dados dos funcionários e quanto cada um ganha por mês.</text:p>
              <text:p text:style-name="P5"/>
            </text:list-item>
          </text:list>
        </text:list-header>
      </text:list>
      <text:p text:style-name="Standard"/>
      <text:p text:style-name="P7">Questão 2</text:p>
      <text:p text:style-name="P8"/>
      <text:p text:style-name="P9">1 – Criar uma classe Abstrata para Loja com identificador, cnpj, razão social, aberta (boolean). </text:p>
      <text:p text:style-name="P9"/>
      <text:p text:style-name="P9">2 – Criar um construtor da classe Loja para criar o objeto já com cnpj, razão social e o atributo aberta = false. </text:p>
      <text:p text:style-name="P9"/>
      <text:p text:style-name="P9">3 - Criar um método para retornar a razão social, cnpj e o status da loja (se aberta ou fechada)</text:p>
      <text:p text:style-name="P9"/>
      <text:p text:style-name="P9">4 – Criar uma classe concreta para Loja com endereço e gerente. </text:p>
      <text:p text:style-name="P9"/>
      <text:p text:style-name="P9">5 - Criar um método construtor para a Loja concreta recebendo os dados dos atributos, chamando o construtor da classe pai e atualizando os atributos.</text:p>
      <text:p text:style-name="P9"/>
      <text:p text:style-name="P9">6 – Criar um método para mostrar a Loja com todos os dados.</text:p>
      <text:p text:style-name="P9"/>
      <text:p text:style-name="P9">7 - Criar 3 instâncias da Loja (1 Matriz e 2 filiais), cada uma com seu cnpj, razão social, identificador, endereço e gerente. Mostrar as lojas criadas, com todos os dados.</text:p>
      <text:p text:style-name="P9"/>
      <text:p text:style-name="P9"><text:soft-page-break/>8 – Criar uma interface Registro com os métodos registra_abertura_dia e registra_fechamento_dia.</text:p>
      <text:p text:style-name="P9"/>
      <text:p text:style-name="P9">9 – Fazer a Loja utilizar a interface Registro e implementar os métodos atualizando o atributo <text:span text:style-name="T6">aberta</text:span> para <text:span text:style-name="T3">true</text:span> quando chamar o método registra_abertura_dia , ou para false quando invocado o método registra_fechamento_dia. Uma loja aberta não pode ser aberta novamente e uma loja só pode ser fechada se estiver aberta.</text:p>
      <text:p text:style-name="P9"/>
      <text:p text:style-name="P9">10 – Na classe principal, as lojas criadas estarão fechadas (aberta = false). <text:s/>Usar os métodos de Abrir e Fechar mostrando os dados novamente para ver o funcionamento dos métodos.</text:p>
      <text:p text:style-name="P9"/>
      <text:p text:style-name="P9"/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6T16:43:13.88</meta:creation-date>
    <dc:date>2018-04-19T18:21:51.757633631</dc:date>
    <meta:editing-duration>PT1H39M37S</meta:editing-duration>
    <meta:editing-cycles>10</meta:editing-cycles>
    <meta:generator>LibreOffice/5.2.4.2$MacOSX_X86_64 LibreOffice_project/3d5603e1122f0f102b62521720ab13a38a4e0eb0</meta:generator>
    <meta:document-statistic meta:table-count="0" meta:image-count="0" meta:object-count="0" meta:page-count="3" meta:paragraph-count="32" meta:word-count="446" meta:character-count="2710" meta:non-whitespace-character-count="2292"/>
  </office:meta>
</office:document-meta>
</file>